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4.svm" manifest:media-type="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Cabin2" svg:font-family="Cabin" style:font-adornments="Regular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0c0c0" fo:min-height="11.778cm"/>
    </style:style>
    <style:style style:name="gr3" style:family="graphic" style:parent-style-name="standard">
      <style:graphic-properties draw:stroke="none" draw:fill="solid" draw:fill-color="#c0c0c0" fo:min-height="6.978cm"/>
    </style:style>
    <style:style style:name="gr4" style:family="graphic" style:parent-style-name="standard">
      <style:graphic-properties draw:stroke="none" draw:fill="solid" draw:fill-color="#c0c0c0" fo:min-height="10.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subtitle">
      <style:graphic-properties draw:fill-color="#ffffff" draw:auto-grow-height="true" fo:min-height="12.18cm"/>
    </style:style>
    <style:style style:name="pr3" style:family="presentation" style:parent-style-name="Inspiration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fo:min-height="1.8cm"/>
    </style:style>
    <style:style style:name="pr5" style:family="presentation" style:parent-style-name="Inspiration-outline1">
      <style:graphic-properties fo:min-height="11.93cm"/>
    </style:style>
    <style:style style:name="pr6" style:family="presentation" style:parent-style-name="Inspiration-notes">
      <style:graphic-properties draw:fill-color="#ffffff" fo:min-height="13.364cm"/>
    </style:style>
    <style:style style:name="co1" style:family="table-column">
      <style:table-column-properties style:column-width="6.588cm" style:use-optimal-column-width="false"/>
    </style:style>
    <style:style style:name="co2" style:family="table-column">
      <style:table-column-properties style:column-width="17.612cm" style:use-optimal-column-width="false"/>
    </style:style>
    <style:style style:name="co3" style:family="table-column">
      <style:table-column-properties style:column-width="22.753cm" style:use-optimal-column-width="false"/>
    </style:style>
    <style:style style:name="co4" style:family="table-column">
      <style:table-column-properties style:column-width="23.599cm" style:use-optimal-column-width="false"/>
    </style:style>
    <style:style style:name="ro1" style:family="table-row">
      <style:table-row-properties style:row-height="8.454cm"/>
    </style:style>
    <style:style style:name="ro2" style:family="table-row">
      <style:table-row-properties style:row-height="3.19cm"/>
    </style:style>
    <style:style style:name="ro3" style:family="table-row">
      <style:table-row-properties style:row-height="9.111cm"/>
    </style:style>
    <style:style style:name="ro4" style:family="table-row">
      <style:table-row-properties style:row-height="0.972cm"/>
    </style:style>
    <style:style style:name="ro5" style:family="table-row">
      <style:table-row-properties style:row-height="11.955cm"/>
    </style:style>
    <style:style style:name="ro6" style:family="table-row">
      <style:table-row-properties style:row-height="10.533cm"/>
    </style:style>
    <style:style style:name="ro7" style:family="table-row">
      <style:table-row-properties style:row-height="12.59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color="#000080"/>
    </style:style>
    <style:style style:name="P1" style:family="paragraph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2" style:family="paragraph">
      <style:text-properties fo:color="#000080"/>
    </style:style>
    <style:style style:name="P3" style:family="paragraph">
      <style:paragraph-properties fo:margin-top="0cm" fo:margin-bottom="0cm"/>
    </style:style>
    <style:style style:name="P4" style:family="paragraph">
      <style:paragraph-properties fo:text-align="center"/>
    </style:style>
    <style:style style:name="P5" style:family="paragraph">
      <style:text-properties fo:color="#ff3333"/>
    </style:style>
    <style:style style:name="P6" style:family="paragraph">
      <style:text-properties fo:font-size="28.1000003814697pt"/>
    </style:style>
    <style:style style:name="P7" style:family="paragraph">
      <style:text-properties fo:font-size="116.199996948242pt" style:font-size-asian="116.199996948242pt" style:font-size-complex="116.199996948242pt"/>
    </style:style>
    <style:style style:name="P8" style:family="paragraph">
      <style:text-properties fo:font-size="170.199996948242pt" style:font-size-asian="170.199996948242pt" style:font-size-complex="170.199996948242pt"/>
    </style:style>
    <style:style style:name="T1" style:family="text">
      <style:text-properties fo:color="#dc2300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3" style:family="text">
      <style:text-properties fo:color="#dc2300" fo:font-size="24pt" fo:font-style="italic" style:font-size-asian="24pt" style:font-style-asian="italic" style:font-size-complex="24pt" style:font-style-complex="italic"/>
    </style:style>
    <style:style style:name="T4" style:family="text">
      <style:text-properties fo:color="#00008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dc2300" fo:font-size="14pt" fo:font-style="normal" style:font-size-asian="14pt" style:font-style-asian="normal" style:font-size-complex="14pt" style:font-style-complex="normal"/>
    </style:style>
    <style:style style:name="T8" style:family="text">
      <style:text-properties fo:color="#dc2300" fo:font-size="20pt" fo:font-style="normal" style:font-size-asian="20pt" style:font-style-asian="normal" style:font-size-complex="20pt" style:font-style-complex="normal"/>
    </style:style>
    <style:style style:name="T9" style:family="text">
      <style:text-properties fo:color="#dc2300" fo:font-size="20pt" fo:font-style="italic" style:font-size-asian="20pt" style:font-style-asian="italic" style:font-size-complex="20pt" style:font-style-complex="italic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000080" fo:font-size="20pt" fo:font-style="normal" style:font-size-asian="20pt" style:font-style-asian="normal" style:font-size-complex="20pt" style:font-style-complex="normal"/>
    </style:style>
    <style:style style:name="T12" style:family="text">
      <style:text-properties fo:color="#0000ff"/>
    </style:style>
    <style:style style:name="T13" style:family="text">
      <style:text-properties fo:color="#000080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4" style:family="text">
      <style:text-properties fo:color="#ff3333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5" style:family="text">
      <style:text-properties fo:color="#ff3333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6" style:family="text">
      <style:text-properties fo:font-size="26pt" style:font-size-asian="24pt" style:font-size-complex="24pt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19" style:family="text">
      <style:text-properties fo:font-size="44pt" fo:font-weight="bold" style:font-size-asian="44pt" style:font-weight-asian="bold" style:font-size-complex="44pt" style:font-weight-complex="bold"/>
    </style:style>
    <style:style style:name="T20" style:family="text">
      <style:text-properties fo:color="#dc2300" fo:font-size="44pt" style:font-size-asian="44pt" style:font-size-complex="44pt"/>
    </style:style>
    <style:style style:name="T21" style:family="text">
      <style:text-properties fo:font-size="44pt" style:text-underline-style="solid" style:text-underline-width="auto" style:text-underline-color="font-color" style:font-size-asian="44pt" style:font-size-complex="44pt"/>
    </style:style>
    <style:style style:name="T22" style:family="text">
      <style:text-properties fo:font-size="44pt" style:text-underline-style="none" style:font-size-asian="44pt" style:font-size-complex="44pt"/>
    </style:style>
    <style:style style:name="T23" style:family="text">
      <style:text-properties fo:font-size="44pt" style:text-underline-style="none" fo:font-weight="bold" style:font-size-asian="44pt" style:font-weight-asian="bold" style:font-size-complex="44pt" style:font-weight-complex="bold"/>
    </style:style>
    <style:style style:name="T24" style:family="text">
      <style:text-properties fo:color="#000080" fo:font-size="44pt" style:text-underline-style="none" fo:font-weight="normal" style:font-size-asian="44pt" style:font-weight-asian="normal" style:font-size-complex="44pt" style:font-weight-complex="normal"/>
    </style:style>
    <style:style style:name="T25" style:family="text">
      <style:text-properties fo:color="#dc23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6" style:family="text">
      <style:text-properties fo:font-size="26pt" fo:font-weight="bold" style:font-size-asian="26pt" style:font-weight-asian="bold" style:font-size-complex="26pt" style:font-weight-complex="bold"/>
    </style:style>
    <style:style style:name="T27" style:family="text">
      <style:text-properties fo:color="#000080" fo:font-size="18pt" fo:font-style="normal" style:font-size-asian="18pt" style:font-style-asian="normal" style:font-size-complex="18pt" style:font-style-complex="normal"/>
    </style:style>
    <style:style style:name="T28" style:family="text">
      <style:text-properties fo:color="#000080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29" style:family="text">
      <style:text-properties fo:font-size="54pt" style:font-size-asian="54pt" style:font-size-complex="54pt"/>
    </style:style>
    <style:style style:name="T30" style:family="text">
      <style:text-properties fo:font-size="54pt" fo:font-weight="bold" style:font-size-asian="54pt" style:font-weight-asian="bold" style:font-size-complex="54pt" style:font-weight-complex="bold"/>
    </style:style>
    <style:style style:name="T31" style:family="text">
      <style:text-properties fo:font-size="54pt" style:text-underline-style="solid" style:text-underline-width="auto" style:text-underline-color="font-color" style:font-size-asian="54pt" style:font-size-complex="54pt"/>
    </style:style>
    <style:style style:name="T32" style:family="text">
      <style:text-properties fo:color="#000080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6cm" svg:height="1.8cm" svg:x="1.2cm" svg:y="1.8cm" presentation:class="title" presentation:placeholder="true">
          <draw:text-box/>
        </draw:frame>
        <draw:frame presentation:style-name="pr2" draw:text-style-name="P1" draw:layer="layout" svg:width="24.639cm" svg:height="12.18cm" svg:x="1.4cm" svg:y="5.82cm" presentation:class="subtitle" presentation:user-transformed="true">
          <draw:text-box>
            <text:p><text:span text:style-name="T1">SHELL SCRIPTS</text:span></text:p>
            <text:p><text:span text:style-name="T2">AVANZADO <text:s/>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<text:span text:style-name="T3">SHELL SCRIPTS -</text:span> La instrucción break</text:p>
          </draw:text-box>
        </draw:frame>
        <draw:frame presentation:style-name="pr5" draw:layer="layout" svg:width="24.639cm" svg:height="2.98cm" svg:x="1.4cm" svg:y="5cm" presentation:class="outline" presentation:user-transformed="true">
          <draw:text-box>
            <text:list text:style-name="L2">
              <text:list-item>
                <text:p>La instrucción break, finaliza la iteratividad o repetición del bucle mas interior saliendo por su done, aunque la condición de este bucle se cumpla, este se romperá y saldrá por ser forzado por el comando break.</text:p>
              </text:list-item>
            </text:list>
          </draw:text-box>
        </draw:frame>
        <draw:frame draw:style-name="gr2" draw:text-style-name="P2" draw:layer="layout" svg:width="22.8cm" svg:height="12.028cm" svg:x="2.4cm" svg:y="7.572cm">
          <draw:text-box>
            <text:p><text:span text:style-name="T4">while true</text:span></text:p>
            <text:p><text:span text:style-name="T4">do</text:span></text:p>
            <text:p><text:span text:style-name="T4"><text:tab/></text:span><text:span text:style-name="T4">echo ¿Salir del bucle externo?</text:span></text:p>
            <text:p><text:span text:style-name="T4"><text:tab/></text:span><text:span text:style-name="T4">read salir</text:span></text:p>
            <text:p><text:span text:style-name="T4"><text:tab/></text:span><text:span text:style-name="T4">if [ $salir = "s" ]</text:span></text:p>
            <text:p><text:span text:style-name="T4"><text:tab/></text:span><text:span text:style-name="T4">then break</text:span></text:p>
            <text:p><text:span text:style-name="T4"><text:tab/></text:span><text:span text:style-name="T4">fi</text:span></text:p>
            <text:p><text:span text:style-name="T4"><text:tab/></text:span><text:span text:style-name="T4">while true</text:span></text:p>
            <text:p><text:span text:style-name="T4"><text:tab/></text:span><text:span text:style-name="T4">do</text:span></text:p>
            <text:p><text:span text:style-name="T4"><text:tab/></text:span><text:span text:style-name="T4"><text:tab/></text:span><text:span text:style-name="T4">echo ¿Salir del bucle interno?</text:span></text:p>
            <text:p><text:span text:style-name="T4"><text:tab/></text:span><text:span text:style-name="T4"><text:tab/></text:span><text:span text:style-name="T4">read salir</text:span></text:p>
            <text:p><text:span text:style-name="T4"><text:tab/></text:span><text:span text:style-name="T4"><text:tab/></text:span><text:span text:style-name="T4">if [ $salir = "s" ]</text:span></text:p>
            <text:p><text:span text:style-name="T4"><text:tab/></text:span><text:span text:style-name="T4"><text:tab/></text:span><text:span text:style-name="T4">then break</text:span></text:p>
            <text:p><text:span text:style-name="T4"><text:tab/></text:span><text:span text:style-name="T4"><text:tab/></text:span><text:span text:style-name="T4">fi</text:span></text:p>
            <text:p><text:span text:style-name="T4"><text:tab/></text:span><text:span text:style-name="T4">done</text:span></text:p>
            <text:p><text:span text:style-name="T4">done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<text:span text:style-name="T3">SHELL SCRIPTS -</text:span> La instrucción exit</text:p>
          </draw:text-box>
        </draw:frame>
        <draw:frame presentation:style-name="pr5" draw:layer="layout" svg:width="24.639cm" svg:height="2.98cm" svg:x="1.4cm" svg:y="5cm" presentation:class="outline" presentation:user-transformed="true">
          <draw:text-box>
            <text:list text:style-name="L2">
              <text:list-item>
                <text:p>La instrucción exit, finaliza el script , nos encontremos en el lugar que nos encontremos.</text:p>
              </text:list-item>
            </text:list>
          </draw:text-box>
        </draw:frame>
        <draw:frame draw:style-name="gr3" draw:text-style-name="P2" draw:layer="layout" svg:width="22.8cm" svg:height="7.228cm" svg:x="2.4cm" svg:y="7.572cm">
          <draw:text-box>
            <text:p><text:span text:style-name="T4">echo Inicio del Script</text:span></text:p>
            <text:p><text:span text:style-name="T4">echo ¿Deseas salir?</text:span></text:p>
            <text:p><text:span text:style-name="T4">read salir</text:span></text:p>
            <text:p><text:span text:style-name="T4"><text:tab/></text:span><text:span text:style-name="T4">if [ $salir = "s" ]</text:span></text:p>
            <text:p><text:span text:style-name="T4"><text:tab/></text:span><text:span text:style-name="T4">then </text:span></text:p>
            <text:p><text:span text:style-name="T4"><text:tab/></text:span><text:span text:style-name="T4"><text:tab/></text:span><text:span text:style-name="T4">echo Abortando el Script a petición del usuario con \"exit\"</text:span></text:p>
            <text:p><text:span text:style-name="T4"><text:tab/></text:span><text:span text:style-name="T4"><text:tab/></text:span><text:span text:style-name="T4">exit</text:span></text:p>
            <text:p><text:span text:style-name="T4"><text:tab/></text:span><text:span text:style-name="T4">fi</text:span></text:p>
            <text:p><text:span text:style-name="T4">echo Continuando con el Script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1.6cm" svg:height="1.8cm" svg:x="1.2cm" svg:y="1.8cm" presentation:class="title" presentation:user-transformed="true">
          <draw:text-box>
            <text:p><text:span text:style-name="T3">SHELL SCRIPTS –</text:span> Argumento -n del shell</text:p>
          </draw:text-box>
        </draw:frame>
        <draw:frame presentation:style-name="pr5" draw:layer="layout" svg:width="24.639cm" svg:height="2.98cm" svg:x="1.4cm" svg:y="5cm" presentation:class="outline" presentation:user-transformed="true">
          <draw:text-box>
            <text:list text:style-name="L2">
              <text:list-item>
                <text:p>Nos permite verificar la sintaxis del script sin ejecutarlo.</text:p>
              </text:list-item>
            </text:list>
          </draw:text-box>
        </draw:frame>
        <draw:frame draw:style-name="gr4" draw:text-style-name="P2" draw:layer="layout" svg:width="11.4cm" svg:height="11.2cm" svg:x="2.4cm" svg:y="6.4cm">
          <draw:text-box>
            <text:p><text:span text:style-name="T4">while true</text:span></text:p>
            <text:p><text:span text:style-name="T4">do</text:span></text:p>
            <text:p><text:span text:style-name="T4"><text:tab/></text:span><text:span text:style-name="T4">echo ¿Salir del bucle externo?</text:span></text:p>
            <text:p><text:span text:style-name="T4"><text:tab/></text:span><text:span text:style-name="T4">read salir</text:span></text:p>
            <text:p><text:span text:style-name="T4"><text:tab/></text:span><text:span text:style-name="T4">if [ $salir = "s" ]</text:span></text:p>
            <text:p><text:span text:style-name="T4"><text:tab/></text:span><text:span text:style-name="T4">then break</text:span></text:p>
            <text:p><text:span text:style-name="T4"><text:tab/></text:span><text:span text:style-name="T4">fi</text:span></text:p>
            <text:p><text:span text:style-name="T4"><text:tab/></text:span><text:span text:style-name="T4">while true</text:span></text:p>
            <text:p><text:span text:style-name="T4"><text:tab/></text:span><text:span text:style-name="T4">do</text:span></text:p>
            <text:p><text:span text:style-name="T4"><text:tab/></text:span><text:span text:style-name="T4"><text:tab/></text:span><text:span text:style-name="T4">echo ¿Salir del bucle interno?</text:span></text:p>
            <text:p><text:span text:style-name="T4"><text:tab/></text:span><text:span text:style-name="T4"><text:tab/></text:span><text:span text:style-name="T4">read salir</text:span></text:p>
            <text:p><text:span text:style-name="T4"><text:tab/></text:span><text:span text:style-name="T4"><text:tab/></text:span><text:span text:style-name="T4">if [ $salir = "s" ]</text:span></text:p>
            <text:p><text:span text:style-name="T4"><text:tab/></text:span><text:span text:style-name="T4"><text:tab/></text:span><text:span text:style-name="T4">then break</text:span></text:p>
            <text:p><text:span text:style-name="T4"><text:tab/></text:span><text:span text:style-name="T4">done</text:span></text:p>
            <text:p><text:span text:style-name="T4">done</text:span></text:p>
          </draw:text-box>
        </draw:frame>
        <draw:frame draw:style-name="gr5" draw:layer="layout" svg:width="10.8cm" svg:height="3.095cm" svg:x="14cm" svg:y="9.305cm">
          <draw:text-box>
            <text:p>En este ejemplo, al lanzar el script con el argumento “-n” (<text:span text:style-name="T5">bash -n script.sh</text:span>) mostrará un error cerca del primer “done”.</text:p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<text:span text:style-name="T3">SHELL SCRIPTS -</text:span> if-elif-else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La sentencia condicional <text:span text:style-name="T5">if-else</text:span><text:span text:style-name="T6"> tiene una variante para anidar sentencias condicionales, mediante la sentencia </text:span><text:span text:style-name="T5">if-elif-else</text:span><text:span text:style-name="T6">.</text:span></text:p>
                <text:p text:style-name="P3"><text:span text:style-name="T7"/></text:p>
                <text:p><text:span text:style-name="T6"/></text:p>
                <text:p><text:span text:style-name="T6"/></text:p>
                <text:p><text:span text:style-name="T6"/></text:p>
              </text:list-item>
            </text:list>
          </draw:text-box>
        </draw:frame>
        <draw:frame draw:style-name="standard" draw:layer="layout" svg:width="24.199cm" svg:height="8.453cm" svg:x="2.6cm" svg:y="9.08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header>
                    <text:p><text:span text:style-name="T8">If </text:span><text:span text:style-name="T9">condición</text:span><text:span text:style-name="T8"> </text:span></text:p>
                    <text:p><text:span text:style-name="T8">then </text:span><text:span text:style-name="T9">sentencias</text:span></text:p>
                    <text:p><text:span text:style-name="T8">elif </text:span><text:span text:style-name="T9">condición</text:span></text:p>
                    <text:p><text:span text:style-name="T8">then </text:span><text:span text:style-name="T9">sentencias</text:span></text:p>
                    <text:p><text:span text:style-name="T8">else </text:span><text:span text:style-name="T9">sentencias</text:span></text:p>
                    <text:p><text:span text:style-name="T8">fi</text:span></text:p>
                  </text:list-header>
                </text:list>
              </table:table-cell>
              <table:table-cell>
                <text:p><text:span text:style-name="T10">Ejemplo:</text:span></text:p>
                <text:p><text:span text:style-name="T11">if [ $num1 –eq $num2 ]</text:span></text:p>
                <text:p><text:span text:style-name="T11">then</text:span></text:p>
                <text:p><text:span text:style-name="T11"><text:s text:c="6"/></text:span><text:span text:style-name="T11">echo Los números son iguales</text:span></text:p>
                <text:p><text:span text:style-name="T11">elif [ $num1 –gt $num2 ]</text:span></text:p>
                <text:p><text:span text:style-name="T11">then</text:span></text:p>
                <text:p><text:span text:style-name="T11"><text:s text:c="6"/></text:span><text:span text:style-name="T11">echo El primer numero es mayor que el segundo</text:span></text:p>
                <text:p><text:span text:style-name="T11">else</text:span></text:p>
                <text:p><text:span text:style-name="T11"><text:s text:c="6"/></text:span><text:span text:style-name="T11">echo El segundo numero es mayor que el primero</text:span></text:p>
                <text:p><text:span text:style-name="T11">fi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text-style-name="P4" draw:layer="layout" svg:width="25.4cm" svg:height="1.8cm" svg:x="1.2cm" svg:y="1.8cm" presentation:class="title" presentation:user-transformed="true">
          <draw:text-box>
            <text:p text:style-name="P4"><text:span text:style-name="T3">SHELL SCRIPTS –</text:span> <text:span text:style-name="T12">Ejercicio if-elif-else</text:span></text:p>
          </draw:text-box>
        </draw:frame>
        <draw:frame presentation:style-name="pr5" draw:text-style-name="P5" draw:layer="layout" svg:width="24.439cm" svg:height="13.58cm" svg:x="1.161cm" svg:y="8.2cm" presentation:class="outline" presentation:user-transformed="true">
          <draw:text-box>
            <text:list text:style-name="L2">
              <text:list-item>
                <text:p><text:span text:style-name="T13">Realizar el script anterior</text:span><text:span text:style-name="T14"> “Comprobar que el número de los <text:s/>parámetros introducidos es dos y su valor está comprendido entre 0 y 100”.</text:span><text:span text:style-name="T15"> </text:span><text:span text:style-name="T13">Pero en esta ocasión con la opción más compleja del condicional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<text:span text:style-name="T3">SHELL SCRIPTS –</text:span> FUNCIONES <text:span text:style-name="T16">(1)</text:span></text:p>
          </draw:text-box>
        </draw:frame>
        <draw:frame presentation:style-name="pr5" draw:text-style-name="P7" draw:layer="layout" svg:width="25.6cm" svg:height="15cm" svg:x="1.4cm" svg:y="4.8cm" presentation:class="outline" presentation:user-transformed="true">
          <draw:text-box>
            <text:list text:style-name="L2">
              <text:list-item>
                <text:p><text:span text:style-name="T17">Las funciones son </text:span><text:span text:style-name="T18">pequeños algoritmos</text:span><text:span text:style-name="T17"> o trozos de código que cumplen una determinada función. Son creados por nosotros mismos para su posterior utilización en distintas partes de nuestro script, mediante llamadas. Y se sitúan en el propio script.</text:span></text:p>
              </text:list-item>
              <text:list-item>
                <text:p><text:span text:style-name="T17">Las funciones </text:span><text:span text:style-name="T19">son independientes</text:span><text:span text:style-name="T17">, solo </text:span><text:span text:style-name="T19">se ejecutaran si en el código principal se hace una llamada a ellas</text:span><text:span text:style-name="T17">. Un buen programador debe cuidar que sus funciones realicen tareas bien determinadas, y que podamos usarlas con un margen de actuación elevado, ósea hacer funciones lo mas genéricas posibles. También es recomendable darles un nombre que identifique su función o lo que realizan.</text:span></text:p>
              </text:list-item>
              <text:list-item>
                <text:p><text:span text:style-name="T17">A menudo los nuevos programadores suelen cometer el error (para mi), de no dar la suficiente importancia a las funciones y no realizarlas e incluirlas dentro del código del script.</text:span></text:p>
              </text:list-item>
              <text:list-item>
                <text:p><text:span text:style-name="T17">A las funciones se les pueden pasar parámetros de la misma forma que al programa principal, luego podríamos operar con ellos con las variables $1, $2, $3, etc. Estos parámetros son distintos a los introducidos como argumentos del script, su ámbito de actuación se reduce al contexto de la función.</text:span></text:p>
              </text:list-item>
              <text:list-item>
                <text:p><text:span text:style-name="T17">Si deseamos forzar la </text:span><text:span text:style-name="T19">salida en la función</text:span><text:span text:style-name="T17">, nos bastara con poner la palabra "</text:span><text:span text:style-name="T20">return</text:span><text:span text:style-name="T17">". En las funciones se usa return en vez de </text:span><text:span text:style-name="T20">exit</text:span><text:span text:style-name="T17"> tal y como se hace en el script principal, además </text:span><text:span text:style-name="T21">podremos emplear el valor devuelto con la sentencia return como parametro de salida de la función en su llamada,</text:span><text:span text:style-name="T22"> </text:span><text:span text:style-name="T23">pero este valor sólo podrá ser un valor numérico comprendido entre 0 y 255 (número natural de un byte) </text:span><text:span text:style-name="T24">para acceder a su valor tendremos que emplear la variable $? en el código principal</text:span><text:span text:style-name="T22">.</text:span></text:p>
              </text:list-item>
              <text:list-item>
                <text:p><text:span text:style-name="T22">Para poder utilizar otros valores de retorno utilizaremos las variables globales.</text:span></text:p>
                <text:p><text:span text:style-name="T6"/></text:p>
                <text:p><text:span text:style-name="T6"/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<text:span text:style-name="T3">SHELL SCRIPTS –</text:span> FUNCIONES <text:span text:style-name="T16">(2)</text:span></text:p>
          </draw:text-box>
        </draw:frame>
        <draw:frame draw:style-name="standard" draw:layer="layout" svg:width="22.752cm" svg:height="12.3cm" svg:x="1.647cm" svg:y="6.188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list text:style-name="L1">
                  <text:list-header>
                    <text:p><text:span text:style-name="T25">Sintaxis:</text:span></text:p>
                    <text:p>[function] nombre-función (){</text:p>
                    <text:p><text:span text:style-name="T5">instrucciones</text:span></text:p>
                    <text:p>}</text:p>
                  </text:list-header>
                </text:list>
              </table:table-cell>
            </table:table-row>
            <table:table-row table:style-name="ro3">
              <table:table-cell table:style-name="ce1">
                <text:p><text:span text:style-name="T26">Ejemplo:</text:span></text:p>
                <text:p><text:span text:style-name="T27">#inicio del programa</text:span></text:p>
                <text:p><text:span text:style-name="T27">saludo () {</text:span></text:p>
                <text:p><text:span text:style-name="T27">echo "HOLA MUNDO (el valor del primer parámetro es: $1)"</text:span></text:p>
                <text:p><text:span text:style-name="T27">}</text:span></text:p>
                <text:p><text:span text:style-name="T27">contador=1</text:span></text:p>
                <text:p><text:span text:style-name="T27">while test $contador -le 10</text:span></text:p>
                <text:p><text:span text:style-name="T27">do</text:span></text:p>
                <text:p><text:span text:style-name="T27"><text:s text:c="4"/></text:span><text:span text:style-name="T27">saludo $contador</text:span></text:p>
                <text:p><text:span text:style-name="T27"><text:s text:c="4"/></text:span><text:span text:style-name="T27">contador=`expr $contador + 1`</text:span></text:p>
                <text:p><text:span text:style-name="T27">done</text:span></text:p>
                <text:p><text:span text:style-name="T27">#fin del programa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<text:span text:style-name="T3">SHELL SCRIPTS –</text:span> FUNCIONES <text:span text:style-name="T16">(3)</text:span></text:p>
          </draw:text-box>
        </draw:frame>
        <draw:frame draw:style-name="standard" draw:layer="layout" svg:width="22.752cm" svg:height="12.926cm" svg:x="1.714cm" svg:y="5.359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1"/>
            </table:table-row>
            <table:table-row table:style-name="ro5">
              <table:table-cell table:style-name="ce1">
                <text:p><text:span text:style-name="T26">Ejemplo-2:</text:span></text:p>
                <text:p><text:span text:style-name="T27">muestra_valores ()</text:span></text:p>
                <text:p><text:span text:style-name="T27">{</text:span></text:p>
                <text:p><text:span text:style-name="T27"><text:tab/></text:span><text:span text:style-name="T27">echo $1 $2 $3</text:span></text:p>
                <text:p><text:span text:style-name="T27">}</text:span></text:p>
                <text:p><text:span text:style-name="T27">muestra_valores_en_sentido_inverso ()</text:span></text:p>
                <text:p><text:span text:style-name="T27">{</text:span></text:p>
                <text:p><text:span text:style-name="T27"><text:tab/></text:span><text:span text:style-name="T27">echo $3 $2 $1</text:span></text:p>
                <text:p><text:span text:style-name="T27">}</text:span></text:p>
                <text:p><text:span text:style-name="T27"/></text:p>
                <text:p><text:span text:style-name="T27">echo Mostrando los argumentos 1, 2 y 3.</text:span></text:p>
                <text:p><text:span text:style-name="T27">echo $1 $2 $3</text:span></text:p>
                <text:p><text:span text:style-name="T27">echo Mostrando los valores pasados a la función.</text:span></text:p>
                <text:p><text:span text:style-name="T27">muestra_valores uno dos tres</text:span></text:p>
                <text:p><text:span text:style-name="T27">echo Mostrando los valores pasados a la función de forma inversa.</text:span></text:p>
                <text:p><text:span text:style-name="T27">muestra_valores_en_sentido_inverso uno dos tre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<text:span text:style-name="T3">SHELL SCRIPTS –</text:span> FUNCIONES <text:span text:style-name="T16">(4)</text:span></text:p>
          </draw:text-box>
        </draw:frame>
        <draw:frame draw:style-name="standard" draw:layer="layout" svg:width="22.752cm" svg:height="11.504cm" svg:x="1.714cm" svg:y="5.359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1"/>
            </table:table-row>
            <table:table-row table:style-name="ro6">
              <table:table-cell table:style-name="ce1">
                <text:p><text:span text:style-name="T26">Ejemplo-3 (variables de retorno):</text:span></text:p>
                <text:p><text:span text:style-name="T27">retorno_con_return ()</text:span></text:p>
                <text:p><text:span text:style-name="T27">{</text:span></text:p>
                <text:p><text:span text:style-name="T27"><text:tab/></text:span><text:span text:style-name="T27">if [ $1 -eq 0 ] ;</text:span><text:span text:style-name="T27"><text:tab/></text:span><text:span text:style-name="T27">then return 10; else return 20; fi</text:span><text:span text:style-name="T27"><text:tab/></text:span></text:p>
                <text:p><text:span text:style-name="T27">}</text:span></text:p>
                <text:p><text:span text:style-name="T27">retorno_con_variables_globales ()</text:span></text:p>
                <text:p><text:span text:style-name="T27">{</text:span></text:p>
                <text:p><text:span text:style-name="T27"><text:tab/></text:span><text:span text:style-name="T27">if [ $1 -eq 0 ] ;</text:span><text:span text:style-name="T27"><text:tab/></text:span><text:span text:style-name="T27">then variable_global=diez; else variable_global=veinte; fi</text:span><text:span text:style-name="T27"><text:tab/></text:span></text:p>
                <text:p><text:span text:style-name="T27">}</text:span></text:p>
                <text:p><text:span text:style-name="T27">retorno_con_return 0</text:span></text:p>
                <text:p><text:span text:style-name="T27">echo $? </text:span></text:p>
                <text:p><text:span text:style-name="T27">retorno_con_variables_globales 0</text:span></text:p>
                <text:p><text:span text:style-name="T27">echo $variable_global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<text:span text:style-name="T3">SHELL SCRIPTS –</text:span> FUNCIONES <text:span text:style-name="T16">(5)</text:span></text:p>
          </draw:text-box>
        </draw:frame>
        <draw:frame presentation:style-name="pr5" draw:text-style-name="P5" draw:layer="layout" svg:width="24.439cm" svg:height="13.58cm" svg:x="1.4cm" svg:y="5.8cm" presentation:class="outline" presentation:user-transformed="true">
          <draw:text-box>
            <text:list text:style-name="L2">
              <text:list-item>
                <text:p><text:span text:style-name="T14">Crear un Script con dos funciones, una función para mostrar por pantalla un menú. El menú constará de 5 opciones, y retornará </text:span><text:span text:style-name="T28">(mediante la sentencia “return”)</text:span><text:span text:style-name="T14"> el valor seleccionado. Las cuatro primeras opciones corresponderán con una operación aritmética y la última con la salida del Script. Y la segunda función para realizar la operación especificada, retornando </text:span><text:span text:style-name="T28">(utilizando variables globales)</text:span><text:span text:style-name="T14"> el resultado para mostrarlo por pantalla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<text:span text:style-name="T3">SHELL SCRIPTS –</text:span> RECURISIVIDAD <text:span text:style-name="T16">(1)</text:span></text:p>
          </draw:text-box>
        </draw:frame>
        <draw:frame presentation:style-name="pr5" draw:text-style-name="P8" draw:layer="layout" svg:width="25.6cm" svg:height="15cm" svg:x="1cm" svg:y="5.8cm" presentation:class="outline" presentation:user-transformed="true">
          <draw:text-box>
            <text:list text:style-name="L2">
              <text:list-item>
                <text:p><text:span text:style-name="T29">Una buena técnica de programación es la llamada recursividad. A menudo se emplean funciones recursivas.</text:span></text:p>
              </text:list-item>
              <text:list-item>
                <text:p><text:span text:style-name="T29">Estas se denominan así, porque </text:span><text:span text:style-name="T30">son llamadas así mismas</text:span><text:span text:style-name="T29">.</text:span></text:p>
              </text:list-item>
              <text:list-item>
                <text:p><text:span text:style-name="T29">Bien es cierto, que todo aquello que podemos realizar con una función recursiva podemos hacerlo con un bucle (iteratividad).</text:span></text:p>
              </text:list-item>
              <text:list-item>
                <text:p><text:span text:style-name="T29">Aunque en el caso de la recursividad la optimización es mayor y el tamaño del algoritmo decrece (es mucho mas pequeño). Lo cual es mejor </text:span><text:span text:style-name="T31">siempre que su función habilidad no se vea dañada</text:span><text:span text:style-name="T29">.</text:span></text:p>
              </text:list-item>
              <text:list-item>
                <text:p><text:span text:style-name="T29">A continuación expongo el típico ejemplo de recursividad.</text:span></text:p>
                <text:p><text:span text:style-name="T6"/></text:p>
                <text:p><text:span text:style-name="T6"/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<text:span text:style-name="T3">SHELL SCRIPTS –</text:span> RECURISIVIDAD <text:span text:style-name="T16">(2)</text:span></text:p>
          </draw:text-box>
        </draw:frame>
        <draw:frame draw:style-name="standard" draw:layer="layout" svg:width="23.598cm" svg:height="12.598cm" svg:x="2.402cm" svg:y="5.499cm">
          <table:table table:template-name="default" table:use-first-row-styles="true" table:use-banding-rows-styles="true">
            <table:table-column table:style-name="co4"/>
            <table:table-row table:style-name="ro7">
              <table:table-cell table:style-name="ce2">
                <text:p><text:span text:style-name="T32">function factorial () {</text:span></text:p>
                <text:p><text:span text:style-name="T32"><text:s text:c="3"/></text:span><text:span text:style-name="T32">if [ $1 -eq 1 ]</text:span></text:p>
                <text:p><text:span text:style-name="T32"><text:s text:c="3"/></text:span><text:span text:style-name="T32">then</text:span></text:p>
                <text:p><text:span text:style-name="T32"><text:s text:c="6"/></text:span><text:span text:style-name="T32">echo 1</text:span></text:p>
                <text:p><text:span text:style-name="T32"><text:s text:c="3"/></text:span><text:span text:style-name="T32">else</text:span></text:p>
                <text:p><text:span text:style-name="T32"><text:s text:c="6"/></text:span><text:span text:style-name="T32">echo `expr $(factorial $(expr $1 - 1)) \* $1`</text:span></text:p>
                <text:p><text:span text:style-name="T32"><text:s text:c="3"/></text:span><text:span text:style-name="T32">fi</text:span></text:p>
                <text:p><text:span text:style-name="T32">}</text:span></text:p>
                <text:p><text:span text:style-name="T32">echo "El factorial de $1 es `factorial $1`”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Cabin2" svg:font-family="Cabin" style:font-adornments="Regular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Índice" style:family="graphic">
      <style:paragraph-properties style:text-autospace="none"/>
      <style:text-properties style:font-name-asian="Lohit Hindi2" style:font-family-asian="'Lohit Hindi'"/>
    </style:style>
    <style:style style:name="Etiqueta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Contenido_20_de_20_la_20_tabla" style:display-name="Contenido de la tabla" style:family="graphic">
      <style:paragraph-properties style:text-autospace="none"/>
    </style:style>
    <style:style style:name="Encabezado_20_de_20_la_20_tabla" style:display-name="Encabezad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alentin </meta:initial-creator>
    <meta:creation-date>2013-01-27T08:34:06</meta:creation-date>
    <dc:date>2015-10-05T20:42:02.250634537</dc:date>
    <dc:creator>LACUESTA VALENTIN</dc:creator>
    <meta:editing-duration>PT5H28M25S</meta:editing-duration>
    <meta:editing-cycles>20</meta:editing-cycles>
    <meta:generator>LibreOffice/4.2.8.2$Linux_X86_64 LibreOffice_project/420m0$Build-2</meta:generator>
    <meta:document-statistic meta:object-count="90"/>
  </office:meta>
</office:document-meta>
</file>